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7C301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5.9cm" svg:height="17cm" svg:x="1.8cm" svg:y="6.3cm">
          <text:p/>
        </draw:rect>
        <draw:frame draw:style-name="gr2" draw:text-style-name="P1" draw:layer="layout" svg:width="18.999cm" svg:height="18.999cm" svg:x="1.083cm" svg:y="5.409cm">
          <draw:image xlink:href="Pictures/1000020000000438000004387C301C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6:00:37.26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